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<text:a xlink:href="mailto:johnsmith@example.com" xlink:type="simple">johnsmith@example.com</text:a></text:p>
          </table:table-cell>
          <table:table-cell office:value-type="float" office:value="72123423" calcext:value-type="float">
            <text:p>72123423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<text:a xlink:href="mailto:mariaortega@example.com" xlink:type="simple">mariaortega@example.com</text:a></text:p>
          </table:table-cell>
          <table:table-cell office:value-type="float" office:value="72112234" calcext:value-type="float">
            <text:p>72112234</text:p>
          </table:table-cell>
        </table:table-row>
      </table:table>
      <table:table table:name="Supplier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<text:a xlink:href="mailto:billgates@microsoft.com" xlink:type="simple">billgates@microsoft.com</text:a></text:p>
          </table:table-cell>
          <table:table-cell office:value-type="float" office:value="787877878" calcext:value-type="float">
            <text:p>787877878</text:p>
          </table:table-cell>
          <table:table-cell office:value-type="string" calcext:value-type="string">
            <text:p>Adviser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Bezo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mailto:jeffbezos@amazon.com" xlink:type="simple">jeffbezos@amazon.com</text:a></text:p>
          </table:table-cell>
          <table:table-cell office:value-type="float" office:value="799998789" calcext:value-type="float">
            <text:p>799998789</text:p>
          </table:table-cell>
          <table:table-cell office:value-type="string" calcext:value-type="string">
            <text:p>CEO</text:p>
          </table:table-cell>
        </table:table-row>
        <table:table-row table:style-name="ro1">
          <table:table-cell office:value-type="string" calcext:value-type="string">
            <text:p>Elon</text:p>
          </table:table-cell>
          <table:table-cell office:value-type="string" calcext:value-type="string">
            <text:p>Musk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<text:a xlink:href="mailto:elonmask@tesla.com" xlink:type="simple">elonmask@tesla.com</text:a></text:p>
          </table:table-cell>
          <table:table-cell office:value-type="float" office:value="740023028" calcext:value-type="float">
            <text:p>740023028</text:p>
          </table:table-cell>
          <table:table-cell office:value-type="string" calcext:value-type="string">
            <text:p>Enginee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8:44:39.864784313</meta:creation-date>
    <dc:date>2021-02-13T18:51:36.674959713</dc:date>
    <meta:editing-duration>PT6M57S</meta:editing-duration>
    <meta:editing-cycles>1</meta:editing-cycles>
    <meta:generator>LibreOffice/6.4.6.2$Linux_X86_64 LibreOffice_project/40$Build-2</meta:generator>
    <meta:document-statistic meta:table-count="2" meta:cell-count="36" meta:object-count="0"/>
  </office:meta>
</office:document-meta>
</file>